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C000001584D3A1B2FD5163F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1.085cm" svg:y="-0.953cm" svg:width="19.773cm" svg:height="10.465cm" draw:z-index="0"><draw:image xlink:href="Pictures/100002010000029C000001584D3A1B2FD5163F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23:39:24.287415823</meta:creation-date>
    <dc:date>2021-01-04T23:41:50.732933116</dc:date>
    <meta:editing-duration>PT2M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